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center" style:justify-single-word="false"/>
      <style:text-properties officeooo:rsid="000ce505" officeooo:paragraph-rsid="000ce505"/>
    </style:style>
    <style:style style:name="P4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officeooo:rsid="000ce505" officeooo:paragraph-rsid="000ce505" style:font-weight-asian="bold" style:font-weight-complex="bold"/>
    </style:style>
    <style:style style:name="P5" style:family="paragraph" style:parent-style-name="Text_20_body" style:list-style-name="L2">
      <style:text-properties fo:color="#000000" style:font-name="Times New Roman" fo:font-size="12pt" style:font-size-asian="12pt" style:font-size-complex="12pt"/>
    </style:style>
    <style:style style:name="P6" style:family="paragraph" style:parent-style-name="Text_20_body" style:list-style-name="L3">
      <style:text-properties fo:color="#000000"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0ce505" officeooo:paragraph-rsid="000ce50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0ce505" officeooo:paragraph-rsid="000ce505" style:font-size-asian="12pt" style:font-weight-asian="bold" style:font-size-complex="12pt" style:font-weight-complex="bold"/>
    </style:style>
    <style:style style:name="P9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0" style:family="paragraph" style:parent-style-name="Text_20_body" style:list-style-name="L5">
      <style:text-properties fo:color="#000000" style:font-name="Times New Roman" fo:font-size="12pt" style:font-size-asian="12pt" style:font-size-complex="12pt"/>
    </style:style>
    <style:style style:name="P11" style:family="paragraph" style:parent-style-name="Text_20_body" style:list-style-name="L6">
      <style:text-properties fo:color="#000000" style:font-name="Times New Roman" fo:font-size="12pt" style:font-size-asian="12pt" style:font-size-complex="12pt"/>
    </style:style>
    <style:style style:name="P12" style:family="paragraph" style:parent-style-name="Text_20_body" style:list-style-name="L5">
      <style:text-properties fo:color="#000000" style:font-name="Times New Roman" fo:font-size="12pt" fo:font-weight="bold" officeooo:rsid="000c1e84" officeooo:paragraph-rsid="000c1e84" style:font-size-asian="12pt" style:font-weight-asian="bold" style:font-size-complex="12pt" style:font-weight-complex="bold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bold" officeooo:rsid="000ce505" officeooo:paragraph-rsid="000ce505" style:font-size-asian="12pt" style:font-weight-asian="bold" style:font-size-complex="12pt" style:font-weight-complex="bold"/>
    </style:style>
    <style:style style:name="P16" style:family="paragraph" style:parent-style-name="Text_20_body" style:list-style-name="L8"/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8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9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2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2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24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2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3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28" style:family="paragraph" style:parent-style-name="Text_20_body" style:list-style-name="L5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29" style:family="paragraph" style:parent-style-name="Text_20_body" style:list-style-name="L6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ize-complex="12pt"/>
    </style:style>
    <style:style style:name="P30" style:family="paragraph" style:parent-style-name="Text_20_body" style:list-style-name="L7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</style:style>
    <style:style style:name="P31" style:family="paragraph" style:parent-style-name="Text_20_body" style:list-style-name="L8">
      <loext:graphic-properties draw:fill="none" draw:fill-color="#ffffff"/>
      <style:paragraph-properties fo:margin-top="0cm" fo:margin-bottom="0.564cm" loext:contextual-spacing="false" fo:line-height="138%" fo:background-color="transparent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font-name="Times New Roman1" fo:font-size="18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ffffff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ffffff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ffff" style:text-line-through-style="none" style:text-line-through-type="none" fo:font-size="18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ffffff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ffff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ffffff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text-line-through-style="none" style:text-line-through-type="none" style:font-name="Times New Roman1" fo:font-size="18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Times New Roman" fo:font-style="normal" fo:font-weight="normal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c9211e" style:text-line-through-style="none" style:text-line-through-type="none" style:font-name="Times New Roman" fo:font-style="normal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c9211e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c9211e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c9211e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ize="18pt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8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8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fo:font-style="normal" fo:font-weight="normal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" fo:font-style="normal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style:font-name="Times New Roman" fo:font-size="18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4dd0e1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4dd0e1" style:text-line-through-style="none" style:text-line-through-type="none" style:font-name="Times New Roman1" fo:font-size="18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4dd0e1" style:text-line-through-style="none" style:text-line-through-type="none" style:font-name="Times New Roman1" fo:font-size="18pt" fo:font-style="normal" fo:font-weight="normal" style:text-blinking="false" fo:background-color="transparent" loext:char-shading-value="0"/>
    </style:style>
    <style:style style:name="T64" style:family="text">
      <style:text-properties fo:font-variant="normal" fo:text-transform="none" fo:color="#4dd0e1" style:text-line-through-style="none" style:text-line-through-type="none" fo:font-size="18pt" fo:font-style="normal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4dd0e1" style:text-line-through-style="none" style:text-line-through-type="none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6" style:family="text">
      <style:text-properties fo:font-variant="normal" fo:text-transform="none" fo:color="#4dd0e1" style:text-line-through-style="none" style:text-line-through-type="none" style:font-name="Times New Roman" fo:font-size="18pt" fo:font-style="normal" fo:font-weight="normal" style:text-blinking="false" fo:background-color="transparent" loext:char-shading-value="0"/>
    </style:style>
    <style:style style:name="T67" style:family="text">
      <style:text-properties fo:font-variant="normal" fo:text-transform="none" fo:color="#4dd0e1" style:text-line-through-style="none" style:text-line-through-type="none" style:font-name="Times New Roman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8" style:family="text">
      <style:text-properties fo:font-variant="normal" fo:text-transform="none" fo:color="#4dd0e1" style:text-line-through-style="none" style:text-line-through-type="none" style:font-name="Times New Roman" fo:font-style="normal" fo:font-weight="normal" style:text-blinking="false" fo:background-color="transparent" loext:char-shading-value="0"/>
    </style:style>
    <style:style style:name="T69" style:family="text">
      <style:text-properties fo:font-variant="normal" fo:text-transform="none" fo:color="#4dd0e1" style:text-line-through-style="none" style:text-line-through-type="none" style:font-name="Times New Roman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0" style:family="text">
      <style:text-properties fo:font-variant="normal" fo:text-transform="none" fo:color="#4dd0e1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fo:color="#adadad" style:text-line-through-style="none" style:text-line-through-type="none" style:font-name="Times New Roman1" fo:font-size="18pt" fo:font-style="normal" style:text-underline-style="none" fo:font-weight="normal" style:text-blinking="false" fo:background-color="transparent" loext:char-shading-value="0"/>
    </style:style>
    <style:style style:name="T72" style:family="text">
      <style:text-properties fo:font-variant="normal" fo:text-transform="none" fo:color="#adadad" style:text-line-through-style="none" style:text-line-through-type="none" fo:font-size="18pt" fo:font-style="normal" style:text-underline-style="none" fo:font-weight="normal" style:text-blinking="false" fo:background-color="transparent" loext:char-shading-value="0"/>
    </style:style>
    <style:style style:name="T73" style:family="text">
      <style:text-properties fo:font-variant="normal" fo:text-transform="none" fo:color="#adadad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74" style:family="text">
      <style:text-properties fo:font-variant="normal" fo:text-transform="none" fo:color="#adadad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75" style:family="text">
      <style:text-properties fo:font-weight="normal" fo:background-color="transparent" loext:char-shading-value="0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background-color="transparent" loext:char-shading-value="0"/>
    </style:style>
    <style:style style:name="T78" style:family="text">
      <style:text-properties fo:font-weight="bold" fo:background-color="transparent" loext:char-shading-value="0"/>
    </style:style>
    <style:style style:name="T79" style:family="text">
      <style:text-properties fo:color="#000000"/>
    </style:style>
    <style:style style:name="T80" style:family="text">
      <style:text-properties fo:color="#000000" style:font-name="Times New Roman" fo:font-size="12pt" style:font-size-asian="12pt" style:font-size-complex="12pt"/>
    </style:style>
    <style:style style:name="T81" style:family="text">
      <style:text-properties fo:color="#000000" fo:font-weight="normal" style:font-weight-asian="normal" style:font-weight-complex="normal"/>
    </style:style>
    <style:style style:name="T82" style:family="text">
      <style:text-properties fo:color="#000000" style:font-name="Times New Roman"/>
    </style:style>
    <style:style style:name="T83" style:family="text">
      <style:text-properties fo:color="#000000" style:font-name="Times New Roman" fo:font-weight="normal" style:font-weight-asian="normal" style:font-weight-complex="normal"/>
    </style:style>
    <style:style style:name="T84" style:family="text">
      <style:text-properties fo:color="#000000"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33914782" text:style-name="L1">
        <text:list-header>
          <text:p text:style-name="P4"><text:span text:style-name="T38">Features</text:span></text:p>
          <text:p text:style-name="P3"><text:span text:style-name="T35"/></text:p>
        </text:list-header>
        <text:list-item>
          <text:p text:style-name="P2"><text:bookmark text:name="docs-internal-guid-10d1d668-7fff-e77b-9dde-a295c05d3caa"/><text:span text:style-name="T35">La </text:span><text:span text:style-name="T36">tierra agrícola</text:span><text:span text:style-name="T39"> </text:span><text:span text:style-name="T35">es típicamente tierra dedicada </text:span><text:span text:style-name="T40">a la</text:span><text:a xlink:type="simple" xlink:href="https://es.wikipedia.org/wiki/Agricultura" text:style-name="Internet_20_link" text:visited-style-name="Visited_20_Internet_20_Link"><text:span text:style-name="T39"> </text:span></text:a><text:a xlink:type="simple" xlink:href="https://es.wikipedia.org/wiki/Agricultura" text:style-name="Internet_20_link" text:visited-style-name="Visited_20_Internet_20_Link">agricultura</text:a><text:span text:style-name="T35">, el uso sistemático y controlado de otras</text:span><text:a xlink:type="simple" xlink:href="https://es.wikipedia.org/wiki/Ser_vivo" text:style-name="Internet_20_link" text:visited-style-name="Visited_20_Internet_20_Link"><text:span text:style-name="T39"> </text:span></text:a><text:a xlink:type="simple" xlink:href="https://es.wikipedia.org/wiki/Ser_vivo" text:style-name="Internet_20_link" text:visited-style-name="Visited_20_Internet_20_Link"><text:span text:style-name="T35">formas de vida</text:span></text:a><text:span text:style-name="T39"> </text:span><text:span text:style-name="T35">(particularmente la cría de</text:span><text:a xlink:type="simple" xlink:href="https://es.wikipedia.org/wiki/Ganado" text:style-name="Internet_20_link" text:visited-style-name="Visited_20_Internet_20_Link"><text:span text:style-name="T39"> </text:span></text:a><text:a xlink:type="simple" xlink:href="https://es.wikipedia.org/wiki/Ganado" text:style-name="Internet_20_link" text:visited-style-name="Visited_20_Internet_20_Link"><text:span text:style-name="T35">ganado</text:span></text:a><text:span text:style-name="T39"> </text:span><text:span text:style-name="T35">y la producción de</text:span><text:a xlink:type="simple" xlink:href="https://es.wikipedia.org/wiki/Cultivos" text:style-name="Internet_20_link" text:visited-style-name="Visited_20_Internet_20_Link"><text:span text:style-name="T39"> </text:span></text:a><text:a xlink:type="simple" xlink:href="https://es.wikipedia.org/wiki/Cultivos" text:style-name="Internet_20_link" text:visited-style-name="Visited_20_Internet_20_Link">cultivo</text:a><text:span text:style-name="T35">s) para producir</text:span><text:a xlink:type="simple" xlink:href="https://es.wikipedia.org/wiki/Alimento" text:style-name="Internet_20_link" text:visited-style-name="Visited_20_Internet_20_Link"><text:span text:style-name="T39"> </text:span></text:a><text:a xlink:type="simple" xlink:href="https://es.wikipedia.org/wiki/Alimento" text:style-name="Internet_20_link" text:visited-style-name="Visited_20_Internet_20_Link"><text:span text:style-name="T35">alimentos</text:span></text:a><text:span text:style-name="T39"> </text:span><text:span text:style-name="T35">para los</text:span><text:a xlink:type="simple" xlink:href="https://es.wikipedia.org/wiki/Humano" text:style-name="Internet_20_link" text:visited-style-name="Visited_20_Internet_20_Link"><text:span text:style-name="T39"> </text:span></text:a><text:a xlink:type="simple" xlink:href="https://es.wikipedia.org/wiki/Humano" text:style-name="Internet_20_link" text:visited-style-name="Visited_20_Internet_20_Link">humanos</text:a><text:span text:style-name="T35">.</text:span><text:span text:style-name="T80"> </text:span></text:p>
        </text:list-item>
      </text:list>
      <text:p text:style-name="P1"/>
      <text:list xml:id="list3728707330" text:style-name="L2">
        <text:list-item>
          <text:p text:style-name="P5"><text:bookmark text:name="docs-internal-guid-3a1e5843-7fff-6800-9a6a-407537cfaca0"/><text:span text:style-name="T13">Tierra de cultivo</text:span><text:span text:style-name="T14">: se refiere a los cultivos que requieren replantación anual o barbecho o pastos utilizados para tales cultivos dentro de un período de cinco años</text:span></text:p>
        </text:list-item>
      </text:list>
      <text:list xml:id="list1241562073" text:style-name="L3">
        <text:list-item>
          <text:p text:style-name="P17"><text:span text:style-name="T36">Tierras arables</text:span><text:span text:style-name="T35">: tierra que puede ser usada para la</text:span><text:a xlink:type="simple" xlink:href="https://es.wikipedia.org/wiki/Agricultura" text:style-name="Internet_20_link" text:visited-style-name="Visited_20_Internet_20_Link"> agricultura</text:a><text:span text:style-name="T35">.</text:span></text:p>
        </text:list-item>
        <text:list-item>
          <text:p text:style-name="P20">Tierras dedicadas a praderas y pastizales permanentes</text:p>
        </text:list-item>
        <text:list-item>
          <text:p text:style-name="P20">Tierras destinadas a cultivos permanentes</text:p>
        </text:list-item>
        <text:list-item>
          <text:p text:style-name="P17"><text:span text:style-name="T36">Tierras en barbecho</text:span><text:span text:style-name="T35">: tierras en periodo de descanso para recuperar y almacenar</text:span><text:a xlink:type="simple" xlink:href="https://es.wikipedia.org/wiki/Compuesto_orgánico" text:style-name="Internet_20_link" text:visited-style-name="Visited_20_Internet_20_Link"><text:span text:style-name="T36"> </text:span></text:a><text:a xlink:type="simple" xlink:href="https://es.wikipedia.org/wiki/Compuesto_orgánico" text:style-name="Internet_20_link" text:visited-style-name="Visited_20_Internet_20_Link"><text:span text:style-name="T35">materia orgánica</text:span></text:a><text:span text:style-name="T36"> </text:span><text:span text:style-name="T35">y</text:span><text:a xlink:type="simple" xlink:href="https://es.wikipedia.org/wiki/Humedad" text:style-name="Internet_20_link" text:visited-style-name="Visited_20_Internet_20_Link"><text:span text:style-name="T36"> </text:span></text:a><text:a xlink:type="simple" xlink:href="https://es.wikipedia.org/wiki/Humedad" text:style-name="Internet_20_link" text:visited-style-name="Visited_20_Internet_20_Link"><text:span text:style-name="T35">humedad</text:span></text:a></text:p>
        </text:list-item>
        <text:list-item>
          <text:p text:style-name="P20">Tierras destinadas a cultivos temporales</text:p>
        </text:list-item>
        <text:list-item>
          <text:p text:style-name="P20">Tierras destinadas a praderas y pastizales temporales</text:p>
        </text:list-item>
        <text:list-item>
          <text:p text:style-name="P20">Praderas y pastizales permanentes naturales</text:p>
        </text:list-item>
        <text:list-item>
          <text:p text:style-name="P26">Praderas y pastizales permanentes cultivados</text:p>
        </text:list-item>
        <text:list-item>
          <text:p text:style-name="P6"><text:span text:style-name="T13">Tierras agrícolas bajo cubiertas protectoras</text:span><text:span text:style-name="T14">: tierras protegidas bajo estructuras que proveen condiciones óptimas al cultivo. Ej: Invernaderos, malla sombra, macrotúnel, etc.</text:span> </text:p>
        </text:list-item>
        <text:list-item>
          <text:p text:style-name="P13"><text:bookmark text:name="docs-internal-guid-52a58bc0-7fff-0650-3266-fd1f73a7a116"/><text:span text:style-name="T36">Chickens</text:span><text:span text:style-name="T35">: Número de cabezas de gallinas/pollos destinadas a la industria ganadera. (</text:span><text:a xlink:type="simple" xlink:href="https://es.wikipedia.org/wiki/Avicultura" text:style-name="Internet_20_link" text:visited-style-name="Visited_20_Internet_20_Link">Avicultura</text:a><text:span text:style-name="T35">)</text:span></text:p>
        </text:list-item>
        <text:list-item text:style-override="L4">
          <text:p text:style-name="P21"><text:span text:style-name="T77">Cattle</text:span><text:span text:style-name="T75">: Número de cabezas vaca destinadas a la industria.</text:span></text:p>
        </text:list-item>
        <text:list-item text:style-override="L4">
          <text:p text:style-name="P21"><text:span text:style-name="T77">Goats</text:span><text:span text:style-name="T75">: Número de cabezas de cabras destinadas a la industria.</text:span></text:p>
        </text:list-item>
        <text:list-item text:style-override="L4">
          <text:p text:style-name="P21"><text:span text:style-name="T77">Sheep</text:span><text:span text:style-name="T75">: Número de cabezas de ovejas destinadas a la industria.</text:span></text:p>
        </text:list-item>
        <text:list-item text:style-override="L4">
          <text:p text:style-name="P21"><text:span text:style-name="T77">Buffaloes</text:span><text:span text:style-name="T75">: Número de cabezas de búfalo destinadas a la industria.</text:span></text:p>
        </text:list-item>
        <text:list-item text:style-override="L4">
          <text:p text:style-name="P21"><text:span text:style-name="T77">Pigs</text:span><text:span text:style-name="T75">: Número de cabezas de cerdo destinadas a la industria.</text:span></text:p>
        </text:list-item>
        <text:list-item text:style-override="L4">
          <text:p text:style-name="P25"><text:span text:style-name="T41">Uso de energía de combustibles fósiles por kg equivalente de petróleo por cabeza</text:span><text:span text:style-name="T43">: </text:span><text:span text:style-name="T76">El uso de energía se refiere al consumo de energía primaria antes de la transformación en otros combustibles finales, lo que equivale a la producción nacional más las importaciones y las variaciones de existencias, menos las exportaciones y los combustibles suministrados a barcos y </text:span><text:span text:style-name="T83">aviones afectados al transporte internacional. </text:span></text:p>
        </text:list-item>
        <text:list-item text:style-override="L4">
          <text:p text:style-name="P22">Uso de energía eléctrica por kilo Watts por hora por cabeza.</text:p>
        </text:list-item>
        <text:list-item text:style-override="L4">
          <text:p text:style-name="P21"><text:span text:style-name="T77">Population</text:span><text:span text:style-name="T75">: población humana.</text:span></text:p>
        </text:list-item>
        <text:list-item text:style-override="L4">
          <text:p text:style-name="P27"><text:span text:style-name="T77">Forest area</text:span><text:span text:style-name="T75">: Área forestal.</text:span></text:p>
        </text:list-item>
        <text:list-item text:style-override="L4">
          <text:p text:style-name="P22">Área Selvática.</text:p>
        </text:list-item>
        <text:list-item>
          <text:p text:style-name="P14"><text:bookmark text:name="docs-internal-guid-e3df1711-7fff-4e0f-f004-a28d3df3e581"/><text:soft-page-break/><text:span text:style-name="T78">N incendios(Amazonía BR)</text:span><text:span text:style-name="T77">: Número de incendios ocurridos en la Amazonía perteneciente a Brasil (64.4% del área total).</text:span></text:p>
        </text:list-item>
        <text:list-item text:style-override="L5">
          <text:p text:style-name="P24"><text:span text:style-name="T77">Gold price</text:span><text:span text:style-name="T75">: precio del oro. Característica introduce la participación de las mineras ilegales en la Amazonía.</text:span></text:p>
        </text:list-item>
        <text:list-item text:style-override="L5">
          <text:p text:style-name="P24"><text:span text:style-name="T77">CH4 in Agriculture</text:span><text:span text:style-name="T75">: Gas metano producido por la agricultura en toneladas de CO2 equivalente[tCO2eq].</text:span></text:p>
        </text:list-item>
        <text:list-item text:style-override="L5">
          <text:p text:style-name="P24"><text:span text:style-name="T77">CH4 in Fugitive emissions</text:span><text:span text:style-name="T75">: Las emisiones fugitivas son emisiones de gases no intencionadas o irregulares, principalmente de maquinaria o en este caso flatulencias en tCO2eq.</text:span></text:p>
        </text:list-item>
        <text:list-item text:style-override="L5">
          <text:p text:style-name="P24"><text:span text:style-name="T77">CH4 in Waste</text:span><text:span text:style-name="T75">: Basura o estiércol que se descompone en tCO2eq. </text:span></text:p>
        </text:list-item>
        <text:list-item text:style-override="L5">
          <text:p text:style-name="P28"><text:span text:style-name="T77">CH4 in Land use change and forestry</text:span><text:span text:style-name="T75">: Cambio de tierra y silvicultura absorción en tCO2eq.</text:span></text:p>
        </text:list-item>
        <text:list-item text:style-override="L5">
          <text:p text:style-name="P10"><text:span text:style-name="T13">CH4 in Industry</text:span><text:span text:style-name="T14">: tCO2eq emitidas por industrias.</text:span> </text:p>
        </text:list-item>
        <text:list-item text:style-override="L5">
          <text:p text:style-name="P10"><text:bookmark text:name="docs-internal-guid-6e2781a9-7fff-9714-3f71-7dbc3e488f1b"/><text:span text:style-name="T13">CH4 in Other fuel combustion</text:span><text:span text:style-name="T14">: tCO2eq emitidas por otro uso de combustibles fósiles.</text:span></text:p>
        </text:list-item>
        <text:list-item text:style-override="L5">
          <text:p text:style-name="P12"><text:span text:style-name="T16">CH4 Total </text:span><text:span text:style-name="T15">en tCO2eq.</text:span></text:p>
        </text:list-item>
      </text:list>
      <text:list xml:id="list2154719590" text:style-name="L6">
        <text:list-item>
          <text:p text:style-name="P29"><text:span text:style-name="T77">N02 Total including land use change and forestry</text:span><text:span text:style-name="T75">: Óxido nitroso total emitido en tCO2eq, incluyendo el absorbido por el cambio de tierra y silvicultura. </text:span></text:p>
        </text:list-item>
        <text:list-item>
          <text:p text:style-name="P11"><text:span text:style-name="T13">CO2 Total</text:span><text:span text:style-name="T14">: En toneladas de emisión.</text:span> </text:p>
        </text:list-item>
      </text:list>
      <text:p text:style-name="P9"/>
      <text:p text:style-name="P8">Datasets</text:p>
      <text:p text:style-name="P15"><text:bookmark text:name="docs-internal-guid-7177c1c6-7fff-cb57-73c7-e5df657fc3d2"/><text:a xlink:type="simple" xlink:href="http://www.fao.org/faostat/en/#data" text:style-name="Internet_20_link" text:visited-style-name="Visited_20_Internet_20_Link"><text:span text:style-name="T46">FAOSTAT</text:span></text:a><text:span text:style-name="T47"> Página oficial de la FAO(Organización de las Naciones Unidas para la Alimentación y la Agricultura)</text:span></text:p>
      <text:list xml:id="list1444687356" text:style-name="L7">
        <text:list-item>
          <text:p text:style-name="P18"><text:a xlink:type="simple" xlink:href="http://www.fao.org/faostat/es/#data/RL" text:style-name="Internet_20_link" text:visited-style-name="Visited_20_Internet_20_Link"><text:span text:style-name="T50">http://www.fao.org/faostat/es/#data/RL</text:span></text:a><text:span text:style-name="T35"> (Agricultura)</text:span></text:p>
        </text:list-item>
        <text:list-item>
          <text:p text:style-name="P18"><text:a xlink:type="simple" xlink:href="http://www.fao.org/faostat/es/#data/QA" text:style-name="Internet_20_link" text:visited-style-name="Visited_20_Internet_20_Link"><text:span text:style-name="T50">http://www.fao.org/faostat/es/#data/QA</text:span></text:a><text:span text:style-name="T35"> (Ganadería)</text:span></text:p>
        </text:list-item>
        <text:list-item>
          <text:p text:style-name="P18"><text:a xlink:type="simple" xlink:href="http://www.fao.org/faostat/en/#data/GF" text:style-name="Internet_20_link" text:visited-style-name="Visited_20_Internet_20_Link"><text:span text:style-name="T50">http://www.fao.org/faostat/en/#data/GF</text:span></text:a><text:span text:style-name="T35"> (Área forestal)</text:span></text:p>
        </text:list-item>
        <text:list-item>
          <text:p text:style-name="P18"><text:a xlink:type="simple" xlink:href="https://datos.bancomundial.org/indicador/EG.USE.ELEC.KH.PC?view=chart" text:style-name="Internet_20_link" text:visited-style-name="Visited_20_Internet_20_Link"><text:span text:style-name="T50">Consumo de energía eléctrica (kWh per cápita) | Data</text:span></text:a></text:p>
        </text:list-item>
        <text:list-item>
          <text:p text:style-name="P18"><text:a xlink:type="simple" xlink:href="https://datos.bancomundial.org/indicador/EG.USE.PCAP.KG.OE?view=chart" text:style-name="Internet_20_link" text:visited-style-name="Visited_20_Internet_20_Link"><text:span text:style-name="T50">Uso de energía (kg de equivalente de petróleo per cápita) | Data</text:span></text:a></text:p>
        </text:list-item>
        <text:list-item>
          <text:p text:style-name="P18"><text:a xlink:type="simple" xlink:href="https://ourworldindata.org/grapher/world-population-by-world-regions-post-1820" text:style-name="Internet_20_link" text:visited-style-name="Visited_20_Internet_20_Link"><text:span text:style-name="T50">World population by region</text:span></text:a></text:p>
        </text:list-item>
        <text:list-item>
          <text:p text:style-name="P18"><text:a xlink:type="simple" xlink:href="https://datos.bancomundial.org/indicador/AG.LND.FRST.K2?view=chart" text:style-name="Internet_20_link" text:visited-style-name="Visited_20_Internet_20_Link"><text:span text:style-name="T50">Área selvática (kilómetros cuadrados) | Data</text:span></text:a></text:p>
        </text:list-item>
        <text:list-item>
          <text:p text:style-name="P18"><text:a xlink:type="simple" xlink:href="https://www.gold.org/goldhub/data/gold-prices" text:style-name="Internet_20_link" text:visited-style-name="Visited_20_Internet_20_Link"><text:span text:style-name="T50">Gold Price Historical Data | Gold Price History</text:span></text:a></text:p>
        </text:list-item>
        <text:list-item>
          <text:p text:style-name="P30"><text:a xlink:type="simple" xlink:href="http://www.globalcarbonatlas.org/en/CO2-emissions" text:style-name="Internet_20_link" text:visited-style-name="Visited_20_Internet_20_Link"><text:span text:style-name="T50">CO2 Emissions</text:span></text:a></text:p>
        </text:list-item>
        <text:list-item>
          <text:p text:style-name="P30"><text:bookmark text:name="docs-internal-guid-4206cd5c-7fff-68f8-c963-3c8a02e6ead8"/><text:a xlink:type="simple" xlink:href="https://www.kaggle.com/gustavomodelli/forest-fires-in-brazil/data?select=amazon.csv" text:style-name="Internet_20_link" text:visited-style-name="Visited_20_Internet_20_Link"><text:span text:style-name="T50">Forest Fires in Brazil</text:span></text:a></text:p>
        </text:list-item>
      </text:list>
      <text:list xml:id="list4192397969" text:style-name="L8">
        <text:list-item>
          <text:p text:style-name="P19"><text:a xlink:type="simple" xlink:href="https://ourworldindata.org/grapher/methane-emissions-by-sector" text:style-name="Internet_20_link" text:visited-style-name="Visited_20_Internet_20_Link"><text:span text:style-name="T50">Methane emissions by sector</text:span></text:a></text:p>
        </text:list-item>
        <text:list-item>
          <text:p text:style-name="P31"><text:soft-page-break/><text:a xlink:type="simple" xlink:href="https://ourworldindata.org/grapher/nitrous-oxide-emissions" text:style-name="Internet_20_link" text:visited-style-name="Visited_20_Internet_20_Link"><text:span text:style-name="T50">Nitrous oxide emissions</text:span></text:a></text:p>
        </text:list-item>
        <text:list-item>
          <text:p text:style-name="P16"><text:a xlink:type="simple" xlink:href="https://datahub.io/core/global-temp#resource-annual" text:style-name="Internet_20_link" text:visited-style-name="Visited_20_Internet_20_Link"><text:span text:style-name="T50">Average global mean temperature anomalies in degrees Celsius</text:span></text:a><text:span text:style-name="T39"> </text:span><text:span text:style-name="T35">GCAG base period: 20th century average.</text:span><text:span text:style-name="T80"> 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4T14:57:11.534000000</meta:creation-date>
    <dc:date>2020-08-04T15:09:51.498000000</dc:date>
    <meta:editing-duration>PT11M2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50" meta:word-count="578" meta:character-count="3689" meta:non-whitespace-character-count="3200"/>
  </office:meta>
</office:document-meta>
</file>